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C000006520000065245400CA445CBE906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256cm" svg:height="16.256cm" svg:x="0cm" svg:y="0cm">
          <draw:image xlink:href="Pictures/2000000C000006520000065245400CA445CBE906.wm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256cm" fo:page-height="16.2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3T12:42:33.703614326</meta:creation-date>
    <dc:date>2016-01-03T12:46:25.790426666</dc:date>
    <meta:editing-duration>PT3M51S</meta:editing-duration>
    <meta:editing-cycles>2</meta:editing-cycles>
    <meta:generator>LibreOffice/5.0.4.2$Linux_X86_64 LibreOffice_project/00m0$Build-2</meta:generator>
    <meta:document-statistic meta:object-count="1"/>
  </office:meta>
</office:document-meta>
</file>